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5-01-15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66232" calcext:value-type="float">
            <text:p>81.8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4-02-21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076" calcext:value-type="float">
            <text:p>78.4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3-02-22 17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8504" calcext:value-type="float">
            <text:p>74.89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2-02-03 15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0-12-03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20-02-18 20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1488" calcext:value-type="float">
            <text:p>67.53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9-02-13 20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76552" calcext:value-type="float">
            <text:p>65.37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7-12-1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0064" calcext:value-type="float">
            <text:p>68.33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7-08-22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048" calcext:value-type="float">
            <text:p>76.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6-12-0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8288" calcext:value-type="float">
            <text:p>68.59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6-08-31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5-12-10 18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1328" calcext:value-type="float">
            <text:p>73.87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5-08-27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16" calcext:value-type="float">
            <text:p>89.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4-12-09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6232" calcext:value-type="float">
            <text:p>74.24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4-09-24 14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3-12-05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08944" calcext:value-type="float">
            <text:p>74.60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3-09-04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656" calcext:value-type="float">
            <text:p>105.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3-01-10 16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5056" calcext:value-type="float">
            <text:p>75.50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2-01-19 17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11-01-05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9-12-17 14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87392" calcext:value-type="float">
            <text:p>68.28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9-02-25 16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8976" calcext:value-type="float">
            <text:p>64.95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8-01-31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7552" calcext:value-type="float">
            <text:p>61.94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7-02-06 14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6-01-2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40544" calcext:value-type="float">
            <text:p>60.7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5-02-10 19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68216" calcext:value-type="float">
            <text:p>55.06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4-01-16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6512" calcext:value-type="float">
            <text:p>53.62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3-01-1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2944" calcext:value-type="float">
            <text:p>57.08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2309095393301</text:p>
          </table:table-cell>
          <table:table-cell office:value-type="string" calcext:value-type="string">
            <text:p>2001-02-13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